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5345" officeooo:paragraph-rsid="00195345" style:font-weight-asian="bold" style:font-weight-complex="bold"/>
    </style:style>
    <style:style style:name="P2" style:family="paragraph" style:parent-style-name="Standard">
      <style:text-properties fo:language="zxx" fo:country="none" fo:font-weight="bold" officeooo:rsid="00195345" officeooo:paragraph-rsid="0019534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211517" officeooo:paragraph-rsid="00211517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16afbb" officeooo:paragraph-rsid="0016afbb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2">
      <style:text-properties fo:language="zxx" fo:country="none" fo:font-weight="normal" officeooo:rsid="0016afbb" officeooo:paragraph-rsid="0016afbb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5">
      <style:text-properties fo:language="zxx" fo:country="none" fo:font-weight="normal" officeooo:rsid="0016afbb" officeooo:paragraph-rsid="0016afbb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5">
      <style:text-properties fo:language="zxx" fo:country="none" fo:font-weight="normal" officeooo:rsid="001757d5" officeooo:paragraph-rsid="001757d5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1757d5" officeooo:paragraph-rsid="001757d5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195345" officeooo:paragraph-rsid="00195345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rsid="001aa9c9" officeooo:paragraph-rsid="001aa9c9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10">
      <style:text-properties fo:language="zxx" fo:country="none" fo:font-weight="normal" officeooo:rsid="001aa9c9" officeooo:paragraph-rsid="001aa9c9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 style:list-style-name="L11">
      <style:text-properties fo:language="zxx" fo:country="none" fo:font-weight="normal" officeooo:rsid="001aa9c9" officeooo:paragraph-rsid="001aa9c9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11">
      <style:text-properties fo:language="zxx" fo:country="none" fo:font-weight="normal" officeooo:rsid="001c80bb" officeooo:paragraph-rsid="001c80bb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11">
      <style:text-properties fo:language="zxx" fo:country="none" fo:font-weight="normal" officeooo:rsid="001cdbd9" officeooo:paragraph-rsid="001cdbd9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 style:list-style-name="L11">
      <style:text-properties fo:language="zxx" fo:country="none" fo:font-weight="normal" officeooo:rsid="001cdbd9" officeooo:paragraph-rsid="001df06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zxx" fo:country="none" fo:font-weight="normal" officeooo:rsid="001cdbd9" officeooo:paragraph-rsid="001cdbd9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fo:font-weight="normal" officeooo:rsid="001df063" officeooo:paragraph-rsid="001df063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 style:list-style-name="L12">
      <style:text-properties fo:language="zxx" fo:country="none" fo:font-weight="normal" officeooo:rsid="001df063" officeooo:paragraph-rsid="001df063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fo:font-weight="normal" officeooo:rsid="00211517" officeooo:paragraph-rsid="00211517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 style:list-style-name="L16">
      <style:text-properties fo:language="zxx" fo:country="none" fo:font-weight="normal" officeooo:rsid="0022cb0a" officeooo:paragraph-rsid="0022cb0a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 style:list-style-name="L5">
      <style:text-properties officeooo:rsid="001757d5" officeooo:paragraph-rsid="001757d5"/>
    </style:style>
    <style:style style:name="P22" style:family="paragraph" style:parent-style-name="Standard">
      <style:text-properties officeooo:paragraph-rsid="001757d5"/>
    </style:style>
    <style:style style:name="P23" style:family="paragraph" style:parent-style-name="Standard" style:list-style-name="L6">
      <style:text-properties officeooo:paragraph-rsid="001757d5"/>
    </style:style>
    <style:style style:name="P24" style:family="paragraph" style:parent-style-name="Standard" style:list-style-name="L5">
      <style:text-properties officeooo:paragraph-rsid="001757d5"/>
    </style:style>
    <style:style style:name="P25" style:family="paragraph" style:parent-style-name="Standard" style:list-style-name="L5">
      <style:text-properties officeooo:paragraph-rsid="0017d798"/>
    </style:style>
    <style:style style:name="P26" style:family="paragraph" style:parent-style-name="Standard">
      <style:text-properties officeooo:rsid="0017d798" officeooo:paragraph-rsid="0017d798"/>
    </style:style>
    <style:style style:name="P27" style:family="paragraph" style:parent-style-name="Standard" style:list-style-name="L7">
      <style:text-properties officeooo:rsid="0017d798" officeooo:paragraph-rsid="0017d798"/>
    </style:style>
    <style:style style:name="P28" style:family="paragraph" style:parent-style-name="Standard" style:list-style-name="L6">
      <style:text-properties officeooo:rsid="0017d798" officeooo:paragraph-rsid="0017d798"/>
    </style:style>
    <style:style style:name="P29" style:family="paragraph" style:parent-style-name="Standard" style:list-style-name="L7">
      <style:text-properties officeooo:rsid="00195345" officeooo:paragraph-rsid="00195345"/>
    </style:style>
    <style:style style:name="P30" style:family="paragraph" style:parent-style-name="Standard" style:list-style-name="L8">
      <style:text-properties officeooo:rsid="00195345" officeooo:paragraph-rsid="00195345"/>
    </style:style>
    <style:style style:name="P31" style:family="paragraph" style:parent-style-name="Standard">
      <style:text-properties officeooo:rsid="00195345" officeooo:paragraph-rsid="00195345"/>
    </style:style>
    <style:style style:name="P32" style:family="paragraph" style:parent-style-name="Standard" style:list-style-name="L9">
      <style:text-properties officeooo:rsid="00195345" officeooo:paragraph-rsid="00195345"/>
    </style:style>
    <style:style style:name="P33" style:family="paragraph" style:parent-style-name="Standard" style:list-style-name="L9">
      <style:text-properties officeooo:paragraph-rsid="00195345"/>
    </style:style>
    <style:style style:name="P34" style:family="paragraph" style:parent-style-name="Standard">
      <style:text-properties officeooo:paragraph-rsid="00211517"/>
    </style:style>
    <style:style style:name="P35" style:family="paragraph" style:parent-style-name="Standard" style:list-style-name="L14">
      <style:text-properties officeooo:paragraph-rsid="00211517"/>
    </style:style>
    <style:style style:name="P36" style:family="paragraph" style:parent-style-name="Standard" style:list-style-name="L14">
      <style:text-properties officeooo:rsid="00211517" officeooo:paragraph-rsid="00211517"/>
    </style:style>
    <style:style style:name="P37" style:family="paragraph" style:parent-style-name="Standard">
      <style:text-properties officeooo:rsid="00211517" officeooo:paragraph-rsid="00211517"/>
    </style:style>
    <style:style style:name="P38" style:family="paragraph" style:parent-style-name="Standard" style:list-style-name="L15">
      <style:text-properties officeooo:rsid="0022cb0a" officeooo:paragraph-rsid="0022cb0a"/>
    </style:style>
    <style:style style:name="P39" style:family="paragraph" style:parent-style-name="Standard" style:list-style-name="L14">
      <style:text-properties officeooo:rsid="0022cb0a" officeooo:paragraph-rsid="0022cb0a"/>
    </style:style>
    <style:style style:name="T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language="zxx" fo:country="none" fo:font-weight="normal" officeooo:rsid="001757d5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fo:font-weight="normal" officeooo:rsid="0017d798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weight="normal" officeooo:rsid="00195345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1aa9c9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211517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officeooo:rsid="001c80bb"/>
    </style:style>
    <style:style style:name="T9" style:family="text">
      <style:text-properties officeooo:rsid="001df0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STUPNI ROZHRANI</text:p>
      <text:p text:style-name="P4">1. Vychazim z toho, ze kazdy REST API call je slozen z:</text:p>
      <text:list xml:id="list1768511987" text:style-name="L2">
        <text:list-item>
          <text:p text:style-name="P5">endpoint URL</text:p>
        </text:list-item>
        <text:list-item>
          <text:p text:style-name="P5">metody – GET, POST, ...</text:p>
        </text:list-item>
        <text:list-item>
          <text:p text:style-name="P5">hlavicka – authentication + body type</text:p>
        </text:list-item>
        <text:list-item>
          <text:p text:style-name="P5">telo – json, yaml, .... </text:p>
          <text:list>
            <text:list-item>
              <text:p text:style-name="P5"><text:a xlink:type="simple" xlink:href="https://stackoverflow.com/questions/23714383/what-are-all-the-possible-values-for-http-content-type-header" text:style-name="Internet_20_link" text:visited-style-name="Visited_20_Internet_20_Link">https://stackoverflow.com/questions/23714383/what-are-all-the-possible-values-for-http-content-type-header</text:a></text:p>
            </text:list-item>
          </text:list>
        </text:list-item>
      </text:list>
      <text:p text:style-name="P4">2. Predpokladam, ze tyto parametry se nebudou kombinovat (alespon ne pomoci combine)</text:p>
      <text:list xml:id="list1363417931" text:style-name="L5">
        <text:list-item>
          <text:p text:style-name="P6">REGISTRACE -&gt; PRIHLASENI -&gt; AKCE</text:p>
        </text:list-item>
        <text:list-item>
          <text:p text:style-name="P6">VYTVORENI -&gt; CTENI -&gt; MAZANI</text:p>
          <text:list>
            <text:list-item>
              <text:p text:style-name="P7">hodi se v takovych pripadech kombinacni testovani? Podle me moc ne</text:p>
            </text:list-item>
            <text:list-item>
              <text:p text:style-name="P7">pokud se kombinovat budou, musi uzivatel definovat test case vypsanim vsech – combine se nebude pouzivat</text:p>
            </text:list-item>
          </text:list>
        </text:list-item>
        <text:list-item>
          <text:p text:style-name="P7">pokud se nebudou kombinovat</text:p>
          <text:list>
            <text:list-item>
              <text:p text:style-name="P24"><text:span text:style-name="T2">Example 1</text:span></text:p>
              <text:list>
                <text:list-item>
                  <text:p text:style-name="P24"><text:span text:style-name="T2">problem s headerem a body type 1.1 a 1.2<text:tab/></text:span></text:p>
                  <text:list>
                    <text:list-item>
                      <text:p text:style-name="P21"><text:span text:style-name="T1">body type muze byt prakticky cokoliv, takze se bude predavat soubor</text:span></text:p>
                    </text:list-item>
                    <text:list-item>
                      <text:p text:style-name="P24"><text:span text:style-name="T2">za spravnost obsahu souboru zodpovida uzivatel -&gt; ja muzu kontrolovat max koncovky</text:span></text:p>
                    </text:list-item>
                  </text:list>
                </text:list-item>
                <text:list-item>
                  <text:p text:style-name="P24"><text:span text:style-name="T2">co kdyz uzivatel nebude chtit vypisovat vsechny test cases do ruznych souboru?</text:span></text:p>
                  <text:list>
                    <text:list-item>
                      <text:p text:style-name="P25"><text:span text:style-name="T3">Jde to nejak udelat, aby mel vsechno v jednom? Podle me to nejde udelat rozumnym zpusobem -&gt; body muze byt cokoliv.. I v priapde json.. jak udelat pole bez identifikatoru</text:span><text:span text:style-name="T2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2">3. </text:span><text:span text:style-name="T3">Defaultni body type je json</text:span></text:p>
      <text:list xml:id="list203567602" text:style-name="L6">
        <text:list-item>
          <text:p text:style-name="P23"><text:span text:style-name="T2">Example </text:span><text:span text:style-name="T3">2</text:span></text:p>
          <text:list>
            <text:list-item>
              <text:p text:style-name="P28"><text:span text:style-name="T1">kombinace pouze Authorization</text:span></text:p>
            </text:list-item>
            <text:list-item>
              <text:p text:style-name="P28"><text:span text:style-name="T1">json format headeru?</text:span></text:p>
            </text:list-item>
          </text:list>
        </text:list-item>
      </text:list>
      <text:p text:style-name="P26"><text:span text:style-name="T1">4. </text:span><text:span text:style-name="T2">Je mozne mit akce, ktere se musi provest </text:span><text:span text:style-name="T1">v j</text:span><text:span text:style-name="T2">ednom test casu (vice requestu)</text:span></text:p>
      <text:list xml:id="list2913343784" text:style-name="L7">
        <text:list-item>
          <text:p text:style-name="P27"><text:span text:style-name="T2">E</text:span><text:span text:style-name="T1">xample 3</text:span></text:p>
          <text:list>
            <text:list-item>
              <text:p text:style-name="P27"><text:span text:style-name="T1">3 ruzne endpointy s ruznymi metodami, headery, telem</text:span></text:p>
            </text:list-item>
            <text:list-item>
              <text:p text:style-name="P27"><text:span text:style-name="T1">telo muze byt prazne = prazdny dict? <text:s/>Chybejici soubor?</text:span></text:p>
            </text:list-item>
            <text:list-item>
              <text:p text:style-name="P27"><text:span text:style-name="T1">Musi byt specifikovane vsechny kombinace</text:span></text:p>
              <text:list>
                <text:list-item>
                  <text:p text:style-name="P29"><text:span text:style-name="T1">jde nejak elimitovat mnozstvi potrebnych souboru?</text:span></text:p>
                </text:list-item>
              </text:list>
            </text:list-item>
          </text:list>
        </text:list-item>
      </text:list>
      <text:p text:style-name="P26"><text:span text:style-name="T1">5. Melo by se jednat o usporadanou mnozinu test cases? Podle me asi jo -&gt; uzivatelsky privetivejsi</text:span></text:p>
      <text:p text:style-name="P26"><text:span text:style-name="T1">6. </text:span><text:span text:style-name="T4">Co kdyz budou paramety soucasti URL?</text:span></text:p>
      <text:list xml:id="list908675097" text:style-name="L8">
        <text:list-item>
          <text:p text:style-name="P30"><text:span text:style-name="T1">Example 4</text:span></text:p>
          <text:list>
            <text:list-item>
              <text:p text:style-name="P30"><text:span text:style-name="T1">problem s variantou, kde bude krome parametru v URL obsahovat i body -&gt; nejde pouzit</text:span></text:p>
            </text:list-item>
          </text:list>
        </text:list-item>
        <text:list-item>
          <text:p text:style-name="P30"><text:span text:style-name="T1">Example 5</text:span></text:p>
          <text:list>
            <text:list-item>
              <text:p text:style-name="P30"><text:span text:style-name="T1">je potreba specifikovat vsechny kombinace rucne -&gt; pracne, ale proveditelne</text:span></text:p>
            </text:list-item>
          </text:list>
        </text:list-item>
      </text:list>
      <text:p text:style-name="P31"><text:span text:style-name="T1">7. Jendoduche spusteni aplikace</text:span></text:p>
      <text:list xml:id="list3576554735" text:style-name="L9">
        <text:list-item>
          <text:p text:style-name="P33"><text:span text:style-name="T4">./Suiter test_case_file</text:span></text:p>
          <text:list>
            <text:list-item>
              <text:p text:style-name="P32"><text:span text:style-name="T1">nutnost vytvoreni body souboru</text:span></text:p>
            </text:list-item>
          </text:list>
        </text:list-item>
        <text:list-item>
          <text:p text:style-name="P32"><text:span text:style-name="T1">./Suiter -</text:span><text:span text:style-name="T5">r </text:span><text:span text:style-name="T1">[request1, request2, request3, request4]</text:span></text:p>
        </text:list-item>
        <text:list-item>
          <text:p text:style-name="P32"><text:span text:style-name="T1">./</text:span><text:span text:style-name="T5">Suiter -r [ [r1,r3,r10], [r2,r5,r1], [r5,r6,r7] ]</text:span></text:p>
          <text:list>
            <text:list-item>
              <text:p text:style-name="P32"><text:span text:style-name="T1">Teoreticky by se dalo udelat to, ze pokud ma tester v souboru primo cely request, Suiter by to z toho dokazal vygenerovat (stacil by seznam souboru, kde 1 soubor = 1 request)</text:span></text:p>
            </text:list-item>
          </text:list>
        </text:list-item>
      </text:list>
      <text:p text:style-name="P31"><text:span text:style-name="T1"/></text:p>
      <text:p text:style-name="P1"><text:span text:style-name="T7">VYUZITI COMBINE</text:span></text:p>
      <text:p text:style-name="P9">1. Vsechny predchozi use cases vyzaduji presne specifikovani kombinaci</text:p>
      <text:p text:style-name="P9">2. Dalsi moznosti je specifikovani, ktere promenne se budou kombinovat a specifikovat charakteristiky pro combine</text:p>
      <text:p text:style-name="P9"><text:soft-page-break/>3. Je mozne kombinovat pouze parametry! Ostatni kombinace by byly neinutitivni</text:p>
      <text:p text:style-name="P10">4. Spusteni</text:p>
      <text:list xml:id="list2551877298" text:style-name="L10">
        <text:list-item>
          <text:p text:style-name="P11">./Suiter -<text:span text:style-name="T8">c </text:span>test_case_file</text:p>
        </text:list-item>
      </text:list>
      <text:p text:style-name="P10">5. Jak rict me aplikaci, ktere parametry se maji kombinovat?</text:p>
      <text:list xml:id="list3059769834" text:style-name="L11">
        <text:list-item>
          <text:p text:style-name="P12">Charakteristika je ve formatu pro Combine?</text:p>
          <text:list>
            <text:list-item>
              <text:p text:style-name="P13">Example 1</text:p>
              <text:list>
                <text:list-item>
                  <text:p text:style-name="P13">je mozne vytvorit charakteristiku pro url, metodu, header i body?</text:p>
                  <text:list>
                    <text:list-item>
                      <text:p text:style-name="P14">Url</text:p>
                      <text:list>
                        <text:list-item>
                          <text:p text:style-name="P14">muze mit parametr v URL -&gt; Example 4</text:p>
                        </text:list-item>
                      </text:list>
                    </text:list-item>
                    <text:list-item>
                      <text:p text:style-name="P14">header -<text:span text:style-name="T9">&gt; Example 6</text:span></text:p>
                    </text:list-item>
                    <text:list-item>
                      <text:p text:style-name="P15">metoda -<text:span text:style-name="T9">&gt; Example 5 -&gt; neni zbytecne slozite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Je potreba davat moznost kombinovat vice charakteristik v jednom test casu?</text:p>
          <text:list>
            <text:list-item>
              <text:p text:style-name="P13">Bude to asi zajimavejsi, nemelo by to byt slozite udelat -&gt; zachovat jednoduchost aplikace?</text:p>
            </text:list-item>
            <text:list-item>
              <text:p text:style-name="P13">Example 2</text:p>
              <text:list>
                <text:list-item>
                  <text:p text:style-name="P13">kombinovat charakteristiku pro body i header podle me nedava smysl</text:p>
                  <text:list>
                    <text:list-item>
                      <text:p text:style-name="P13">mozna v pripade odlizne authorizace -&gt; takze asi to dava smysl</text:p>
                    </text:list-item>
                    <text:list-item>
                      <text:p text:style-name="P13">body type -&gt; tam asi nevidim zadny rozumny use case</text:p>
                      <text:list>
                        <text:list-item>
                          <text:p text:style-name="P13">proc bych zkousel posilat v headeru json a v body yaml...</text:p>
                        </text:list-item>
                      </text:list>
                    </text:list-item>
                  </text:list>
                </text:list-item>
                <text:list-item>
                  <text:p text:style-name="P14">charakteristika pro URL muze mit jen jeden parametr... Jedna se spise o seznam url, ktere muze obsahovat</text:p>
                  <text:list>
                    <text:list-item>
                      <text:p text:style-name="P14">test na random url nedava smysl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7">6. Kombinace s vice charakterisitkama?</text:p>
      <text:list xml:id="list243083976" text:style-name="L12">
        <text:list-item>
          <text:p text:style-name="P18">Kazdy s kazdym</text:p>
          <text:list>
            <text:list-item>
              <text:p text:style-name="P18">Example 3</text:p>
            </text:list-item>
          </text:list>
        </text:list-item>
      </text:list>
      <text:p text:style-name="P8"/>
      <text:p text:style-name="P8"/>
      <text:p text:style-name="P3">TEMPLATE</text:p>
      <text:p text:style-name="P19">1. Pravdepodobne jako soucast test_case_file</text:p>
      <text:p text:style-name="P34"><text:span text:style-name="T6">2. Napadaji me 2 moznosti, jak to udelat</text:span></text:p>
      <text:list xml:id="list1709759744" text:style-name="L14">
        <text:list-item>
          <text:p text:style-name="P36"><text:span text:style-name="T1">CELA SABLONA</text:span></text:p>
          <text:list>
            <text:list-item>
              <text:p text:style-name="P36"><text:span text:style-name="T1">verify() se musi naprogramovat bez predgenerovani (vsechno zustava na uzivateli)</text:span></text:p>
            </text:list-item>
          </text:list>
        </text:list-item>
        <text:list-item>
          <text:p text:style-name="P36"><text:span text:style-name="T1">POUZE JAZYK / FRAMEWORK</text:span></text:p>
          <text:list>
            <text:list-item>
              <text:p text:style-name="P36"><text:span text:style-name="T1">vytvori se predgenerovana sablona</text:span></text:p>
            </text:list-item>
            <text:list-item>
              <text:p text:style-name="P35"><text:span text:style-name="T6">po doplneni se spusti Suiter s jinym argumentem</text:span></text:p>
            </text:list-item>
            <text:list-item>
              <text:p text:style-name="P39"><text:span text:style-name="T6">verify("tc1") -&gt; uzivatel nesmi zmenit -&gt; prvni parametr musi byt string obsahujici nazev </text:span></text:p>
              <text:list>
                <text:list-item>
                  <text:p text:style-name="P39"><text:span text:style-name="T6">v</text:span><text:span text:style-name="T1">e funkci verify se vygeneruji vsechny test cases</text:span></text:p>
                  <text:list>
                    <text:list-item>
                      <text:p text:style-name="P39"><text:span text:style-name="T1">None hodnoty promennych -&gt; by default statusCode, js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1">3. Bez jakehokoliv tagu (krome preddefinovane sablony pro &lt;TEST_CASES&gt;)</text:span></text:p>
      <text:list xml:id="list1788267912" text:style-name="L15">
        <text:list-item>
          <text:p text:style-name="P38"><text:span text:style-name="T1">ocekava se strukturua class, ktera obsahuje pouze metody s test_casem, ktery se bude duplikovat dle poctu TC</text:span></text:p>
        </text:list-item>
      </text:list>
      <text:p text:style-name="P3"/>
      <text:p text:style-name="P3">SWAGGER</text:p>
      <text:list xml:id="list1743810948" text:style-name="L16">
        <text:list-item>
          <text:p text:style-name="P20">ma nejake vyuziti? Nebo ho mam uplne vynechat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22:49:49.143040318</meta:creation-date>
    <dc:date>2021-03-02T00:36:54.030667253</dc:date>
    <meta:editing-duration>PT3M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82" meta:word-count="686" meta:character-count="4081" meta:non-whitespace-character-count="3530"/>
  </office:meta>
</office:document-meta>
</file>